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986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1.499cm" fo:break-before="auto" style:use-optimal-row-height="false"/>
    </style:style>
    <style:style style:name="ro6" style:family="table-row">
      <style:table-row-properties style:row-height="1.974cm" fo:break-before="auto" style:use-optimal-row-height="true"/>
    </style:style>
    <style:style style:name="ro7" style:family="table-row">
      <style:table-row-properties style:row-height="1.48cm" fo:break-before="auto" style:use-optimal-row-height="true"/>
    </style:style>
    <style:style style:name="ro8" style:family="table-row">
      <style:table-row-properties style:row-height="3.388cm" fo:break-before="auto" style:use-optimal-row-height="true"/>
    </style:style>
    <style:style style:name="ro9" style:family="table-row">
      <style:table-row-properties style:row-height="2.434cm" fo:break-before="auto" style:use-optimal-row-height="true"/>
    </style:style>
    <style:style style:name="ro10" style:family="table-row">
      <style:table-row-properties style:row-height="2.895cm" fo:break-before="auto" style:use-optimal-row-height="true"/>
    </style:style>
    <style:style style:name="ro11" style:family="table-row">
      <style:table-row-properties style:row-height="3.849cm" fo:break-before="auto" style:use-optimal-row-height="true"/>
    </style:style>
    <style:style style:name="ro12" style:family="table-row">
      <style:table-row-properties style:row-height="4.803cm" fo:break-before="auto" style:use-optimal-row-height="true"/>
    </style:style>
    <style:style style:name="ro13" style:family="table-row">
      <style:table-row-properties style:row-height="5.265cm" fo:break-before="auto" style:use-optimal-row-height="true"/>
    </style:style>
    <style:style style:name="ro14" style:family="table-row">
      <style:table-row-properties style:row-height="1.02cm" fo:break-before="auto" style:use-optimal-row-height="true"/>
    </style:style>
    <style:style style:name="ro15" style:family="table-row">
      <style:table-row-properties style:row-height="4.343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47"/>
        <table:table-column table:style-name="co2" table:number-columns-repeated="5" table:default-cell-style-name="ce47"/>
        <table:table-column table:style-name="co3" table:number-columns-repeated="4" table:default-cell-style-name="ce47"/>
        <table:table-column table:style-name="co4" table:number-columns-repeated="16" table:default-cell-style-name="ce47"/>
        <table:table-column table:style-name="co5" table:number-columns-repeated="998" table:default-cell-style-name="ce47"/>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46" calcext:value-type="float">
            <text:p>1246</text:p>
          </table:table-cell>
          <table:table-cell table:style-name="ce7" table:formula="of:=COUNTIF([.B7:.B1000000];&quot;X&quot;)" office:value-type="float" office:value="1073" calcext:value-type="float">
            <text:p>1073</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7" calcext:value-type="float">
            <text:p>147</text:p>
          </table:table-cell>
          <table:table-cell table:style-name="ce25" table:formula="of:=SUM([.B2:.F2])" office:value-type="float" office:value="1326" calcext:value-type="float">
            <text:p>1326</text:p>
          </table:table-cell>
          <table:table-cell table:style-name="ce2" table:number-columns-repeated="19"/>
          <table:table-cell table:number-columns-repeated="998"/>
        </table:table-row>
        <table:table-row table:style-name="ro3">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4">
          <table:table-cell table:style-name="ce2"/>
          <table:table-cell table:style-name="ce7" table:number-columns-repeated="5"/>
          <table:table-cell table:style-name="ce2" table:number-columns-repeated="20"/>
          <table:table-cell table:number-columns-repeated="998"/>
        </table:table-row>
        <table:table-row table:style-name="ro5">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5">
          <table:covered-table-cell table:style-name="ce13"/>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6">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4">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10">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10">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6">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10">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1">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6">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7">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4">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10">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7">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7">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7">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7">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9">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6">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10">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7">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4">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4">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6">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4">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4">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7">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5">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7">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7">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8">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6">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4">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6">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7">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7">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4">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4">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4">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4">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4">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7">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6">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4">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4">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4">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4">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4">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4">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4">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4">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4">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4">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4">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4">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4">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4">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4">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4">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7">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9">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4">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4">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4">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4">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7">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6">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4">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4">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4">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4">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7">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4">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4">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4">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4">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0">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7">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6">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7">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0">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6">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0">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0">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7">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0">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7">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7">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6">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6">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6">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4">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4">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4">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4">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4">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7">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4">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4">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4">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7">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4">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7">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7">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4">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4">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4">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4">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4">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4">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4">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7">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4">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7">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4">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4">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4">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7">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7">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4">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7">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1">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4">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4">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4">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4">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4">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7">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4">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4">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4">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4">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4">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4">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4">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4">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7">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4">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4">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7">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7">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4">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7">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7">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7">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7">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7">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7">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4">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4">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4">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4">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7">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7">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7">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4">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7">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4">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4">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4">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4">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7">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7">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7">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4">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4">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4">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4">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7">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4">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4">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4">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4">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4">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4">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4">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7">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7">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5">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7">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7">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7">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7">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7">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7">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9">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6">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7">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7">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7">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4">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4">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7">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4">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4">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7">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4">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7">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7">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4">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7">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9">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4">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4">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7">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7">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7">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4">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7">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7">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4">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7">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4">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4">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4">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7">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7">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9">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4">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4">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4">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4">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7">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4">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7">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7">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7">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4">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4">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7">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4">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7">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7">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7">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4">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4">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4">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4">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4">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4">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4">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4">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6">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4">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4">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0">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10">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10">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4">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4">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4">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4">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6">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7">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4">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7">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4">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7">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9">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4">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0">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4">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1">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0">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6">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7">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6">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4">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7">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4">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6">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4">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6">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9">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4">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4">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4">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10">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4">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7">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9">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4">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4">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6">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7">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7">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4">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4">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7">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7">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7">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4">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7">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7">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7">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4">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4">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4">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10">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4">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0">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10">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1">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4">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9">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10">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8">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9">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1">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1">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4">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0">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5">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7">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9">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9">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0">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7">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7">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7">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9">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7">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6">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6">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7">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7">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7">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4">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0">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4">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7">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7">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9">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0">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4">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4">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7">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4">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4">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4">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4">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4">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4">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0">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4">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4">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4">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7">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7">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7">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4">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6">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4">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4">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4">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6">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4">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4">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7">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4">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7">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4">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7">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4">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4">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4">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4">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7">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4">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4">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4">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4">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7">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4">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4">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4">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4">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7">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4">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4">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4">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4">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4">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7">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0">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7">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7">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7">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0">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8">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7">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4">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7">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4">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9">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4">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7">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7">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7">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4">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4">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4">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4">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7">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7">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4">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4">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7">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7">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7">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4">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4">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4">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4">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4">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4">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4">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4">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4">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4">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4">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4">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7">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4">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4">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4">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4">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4">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7">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4">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9">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4">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4">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7">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7">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4">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4">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4">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4">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4">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7">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4">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4">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4">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4">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4">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4">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4">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4">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4">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4">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4">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4">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4">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4">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7">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4">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4">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4">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4">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4">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4">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4">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7">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4">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number-rows-repeated="167">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22:56:59.9118493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11T22:59:15.581235316</dc:date>
    <meta:editing-duration>P1DT9H14M3S</meta:editing-duration>
    <meta:editing-cycles>1236</meta:editing-cycles>
    <meta:document-statistic meta:table-count="1" meta:cell-count="7519" meta:object-count="0"/>
  </office:meta>
</office:document-meta>
</file>